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Org Usage</text:title></text:p>
      <text:p text:style-name="OrgTitle"/>
      <text:p text:style-name="OrgSubtitle"><text:initial-creator>Sato Kamimur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c0602c">1. Heading 1 is created using a singular "*" sign.</text:a></text:p>
          <text:p text:style-name="Contents_20_2"><text:a xlink:type="simple" xlink:href="#orgbcaa45e">1.1. Smaller headings/sub-headings</text:a></text:p>
          <text:p text:style-name="Contents_20_3"><text:a xlink:type="simple" xlink:href="#org0c8019f">1.1.1. Even smaller headings</text:a></text:p>
        </text:index-body>
      </text:table-of-content>
      <text:h text:style-name="Heading_20_1" text:outline-level="1" text:is-list-header="false">
<text:bookmark-start text:name="OrgXref.org3c0602c"/>
<text:bookmark text:name="org3c0602c"/>Heading 1 is created using a singular "*" sign.
<text:bookmark-end text:name="OrgXref.org3c0602c"/></text:h>
      <text:p text:style-name="Text_20_body">Regular text, <text:span text:style-name="Bold">bold text</text:span>, <text:span text:style-name="Emphasis">italicized text</text:span>, <text:span text:style-name="Underline">underlined</text:span>, <text:span text:style-name="Strikethrough">strikethrough</text:span>
</text:p>
      <text:h text:style-name="Heading_20_2" text:outline-level="2" text:is-list-header="false">
<text:bookmark-start text:name="OrgXref.orgbcaa45e"/>
<text:bookmark text:name="orgbcaa45e"/>Smaller headings/sub-headings
<text:bookmark-end text:name="OrgXref.orgbcaa45e"/></text:h>
      <text:h text:style-name="Heading_20_3" text:outline-level="3" text:is-list-header="false">
<text:bookmark-start text:name="OrgXref.org0c8019f"/>
<text:bookmark text:name="org0c8019f"/>Even smaller headings
<text:bookmark-end text:name="OrgXref.org0c8019f"/></text:h>
      <text:list text:style-name="OrgBulletedList" text:continue-numbering="false">
        <text:list-item>
          <text:p text:style-name="Text_20_body">lists
</text:p>
        </text:list-item>
        <text:list-item>
          <text:p text:style-name="Text_20_body">another list
</text:p>
          <text:list text:style-name="OrgBulletedList" text:continue-numbering="true">
            <text:list-item>
              <text:p text:style-name="Text_20_body">or like this
</text:p>
              <text:list text:style-name="OrgBulletedList" text:continue-numbering="true">
                <text:list-item>
                  <text:p text:style-name="Text_20_body">even further like this
</text:p>
                </text:list-item>
              </text:list>
            </text:list-item>
            <text:list-item>
              <text:p text:style-name="Text_20_body">can go back to this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ato Kamimura</dc:creator>
    <meta:initial-creator>Sato Kamimura</meta:initial-creator>
    <dc:date>2024-11-12T18:29:50</dc:date>
    <meta:creation-date>2024-11-12T18:29:50</meta:creation-date>
    <meta:generator>Emacs 29.4 (Org mode 9.6.15)</meta:generator>
    <meta:keyword/>
    <dc:subject/>
    <dc:title>Org Usage</dc:title>
  </office:meta>
</office:document-meta>
</file>